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e737" officeooo:paragraph-rsid="0005120b"/>
    </style:style>
    <style:style style:name="P2" style:family="paragraph" style:parent-style-name="Standard" style:list-style-name="L1">
      <style:text-properties fo:font-size="14pt" officeooo:rsid="0002dadf" officeooo:paragraph-rsid="0002dadf" style:font-size-asian="14pt" style:font-size-complex="14pt"/>
    </style:style>
    <style:style style:name="P3" style:family="paragraph" style:parent-style-name="Standard" style:list-style-name="L1">
      <style:text-properties fo:font-size="14pt" officeooo:rsid="0002dadf" officeooo:paragraph-rsid="0003e737" style:font-size-asian="14pt" style:font-size-complex="14pt"/>
    </style:style>
    <style:style style:name="P4" style:family="paragraph" style:parent-style-name="Standard">
      <style:text-properties fo:font-size="14pt" officeooo:rsid="0002dadf" officeooo:paragraph-rsid="0003e737" style:font-size-asian="14pt" style:font-size-complex="14pt"/>
    </style:style>
    <style:style style:name="P5" style:family="paragraph" style:parent-style-name="Standard">
      <style:text-properties fo:font-size="14pt" officeooo:rsid="0002dadf" officeooo:paragraph-rsid="0002dadf" style:font-size-asian="14pt" style:font-size-complex="14pt"/>
    </style:style>
    <style:style style:name="P6" style:family="paragraph" style:parent-style-name="Standard" style:list-style-name="L2">
      <style:text-properties fo:font-size="14pt" officeooo:rsid="0002dadf" officeooo:paragraph-rsid="0002dadf" style:font-size-asian="14pt" style:font-size-complex="14pt"/>
    </style:style>
    <style:style style:name="P7" style:family="paragraph" style:parent-style-name="Standard">
      <style:text-properties fo:font-size="14pt" officeooo:rsid="0005120b" officeooo:paragraph-rsid="0005120b" style:font-size-asian="14pt" style:font-size-complex="14pt"/>
    </style:style>
    <style:style style:name="P8" style:family="paragraph" style:parent-style-name="Standard" style:list-style-name="L1">
      <style:text-properties fo:font-size="14pt" fo:font-weight="bold" officeooo:rsid="0002dadf" officeooo:paragraph-rsid="0003e737" style:font-size-asian="14pt" style:font-weight-asian="bold" style:font-size-complex="14pt" style:font-weight-complex="bold"/>
    </style:style>
    <style:style style:name="P9" style:family="paragraph" style:parent-style-name="Title">
      <style:text-properties fo:font-size="14pt" style:font-size-asian="14pt" style:font-size-complex="14pt"/>
    </style:style>
    <style:style style:name="T1" style:family="text">
      <style:text-properties officeooo:rsid="0003e7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737" style:font-weight-asian="bold" style:font-weight-complex="bold"/>
    </style:style>
    <style:style style:name="T4" style:family="text">
      <style:text-properties fo:font-weight="bold" officeooo:rsid="0005120b" style:font-weight-asian="bold" style:font-weight-complex="bold"/>
    </style:style>
    <style:style style:name="T5" style:family="text">
      <style:text-properties officeooo:rsid="0005120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5120b" style:font-size-asian="14pt" style:font-size-complex="14pt"/>
    </style:style>
    <style:style style:name="T9" style:family="text">
      <style:text-properties officeooo:rsid="000684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Тема 8. </text:span>Социально-экономические и политические причины Смуты</text:p>
      <text:p text:style-name="P1"><text:tab/><text:span text:style-name="T7">Смута начала XVII века имела корни в московской жизни, </text:span><text:span text:style-name="T8">а не, как иногда утверждается, в деятельности поляков</text:span><text:span text:style-name="T7">. </text:span><text:span text:style-name="T8">Разумеется, Речь Посполитая не стояла в стороне, главный соперник России верно оценил происходившие в русском обществе волнения и умело извлёк из них свою выгоду.</text:span></text:p>
      <text:list text:style-name="L1">
        <text:list-item>
          <text:p text:style-name="P2"><text:span text:style-name="T3">Политическая. </text:span><text:span text:style-name="T2">Пресечение династии Рюриковичей.</text:span></text:p>
        </text:list-item>
      </text:list>
      <text:p text:style-name="P7"><text:span text:style-name="T6"><text:tab/>Отсутствие наследника означало необходимость выбора правителя не в соответствии с устоявшимися правилами, а по иным критериям, которых фактически не существовало, и каждый кандидат на престол являлся представителем той или иной группы знати, которая его продвигала и которой он был лоялен. Обострившееся отсюда противостояние между боярскими группировками ещё более усложнило политическую ситуацию. В «поиски» нового правителя вмешивались и иностранные силы, и бояре, и купцы… Слухи о таинственном спасении царевича Дмитрия использовались для приведения к власти самозванцев.</text:span></text:p>
      <text:p text:style-name="P7"><text:span text:style-name="T6"/></text:p>
      <text:list text:continue-numbering="true" text:style-name="L1">
        <text:list-item>
          <text:p text:style-name="P3"><text:span text:style-name="T3">Политическая </text:span><text:span text:style-name="T4">и социальная</text:span><text:span text:style-name="T3">. </text:span><text:span text:style-name="T2">Борьба между боярами и царской властью.</text:span></text:p>
        </text:list-item>
      </text:list>
      <text:p text:style-name="P4"><text:span text:style-name="T5">Бояре</text:span> стремились сохранить и приумножить традиционные привилегии и политическое влияние, <text:span text:style-name="T5">царь</text:span> — ограничить эти привилегии и влияние. Ко всему прочему бояре держали позицию обхода во внимании предложений земцев. <text:span text:style-name="T5">П</text:span>ритязания бояр переросли в прямую борьбу с верховной властью, а их интриги тяжёлым образом сказались на положении царской власти. <text:span text:style-name="T5">Ответной же реакцией стала Опричнина, которая надломила политическую силу бояр огромной ценой. Всё это наносило тяжёлые удары по экономике страны, расшатывало политическую систему и трансформировало социальную структуру московского общества.</text:span></text:p>
      <text:p text:style-name="P5"/>
      <text:list text:continue-numbering="true" text:style-name="L1">
        <text:list-item>
          <text:p text:style-name="P8"><text:soft-page-break/><text:span text:style-name="T1">Социально-экономическая. </text:span>Тяжёлое экономическое положение государства.</text:p>
        </text:list-item>
      </text:list>
      <text:p text:style-name="P4"><text:tab/>Завоевательные походы Ивана Грозного и Ливонская война потребовали значительных материальных ресурсов. Негативно на экономике страны сказалось насильственное перемещение служилых людей и так называемый Новгородский погром. Ситуацию катастрофически усугубил голод 1600—1603 годов, разоривший тысячи крупных и мелких хозяйств.</text:p>
      <text:p text:style-name="P5"/>
      <text:list text:continue-numbering="true" text:style-name="L1">
        <text:list-item>
          <text:p text:style-name="P8"><text:span text:style-name="T1">Социально-экономическая. </text:span>Глубокий социальный разлад в стране.</text:p>
        </text:list-item>
      </text:list>
      <text:p text:style-name="P4"><text:tab/>Существующий строй вызывал отторжение у массы беглых крестьян, холопов, обедневшего посадского люда, казацкой вольницы и городовых казаков, а также значительной части служилых людей. <text:span text:style-name="T5">Крепостнические указы Бориса Годунова, голод, нестабильность и общий упадок подпитывали народное недовольство, которое в своих интересах использовали все противоборствующие стороны.</text:span></text:p>
      <text:p text:style-name="P5"/>
      <text:list text:continue-numbering="true" text:style-name="L1">
        <text:list-item>
          <text:p text:style-name="P8">Последствия опричнины.</text:p>
        </text:list-item>
      </text:list>
      <text:p text:style-name="P4"><text:tab/><text:span text:style-name="T9">Безусловно, опричнина принесла свою пользу и внесла свой вклад в развитие страны, но это обошлось колоссальными потерями. П</text:span>о мнению российского историка Е. Ф. Шмурло, <text:span text:style-name="T9">опричнина</text:span> подорвала уважение к власти и закону, <text:span text:style-name="T5">привела к хозяйственному упадку. Опричный поход на Новгород нанёс громадный урон по наиболее развитой части России. Огромная масса крестьян оказалась разорена, а агрессивные методы опричников не столько запугали, сколько озлобили народ.</text:span></text:p>
      <text:p text:style-name="P5"/>
      <text:p text:style-name="P5"/>
      <text:list text:style-name="L2">
        <text:list-item>
          <text:p text:style-name="P6">Сахаров А. М. Образование и развитие Российского государства в XIV–XVII вв. М., 1969.</text:p>
        </text:list-item>
        <text:list-item>
          <text:p text:style-name="P6">Скрынников Р. Г. Социально-политическая борьба в Русском государстве в начале XVII в. Л., 1985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32:38.910488469</meta:creation-date>
    <dc:date>2023-11-01T23:09:28.346648671</dc:date>
    <meta:editing-duration>PT7H18S</meta:editing-duration>
    <meta:editing-cycles>4</meta:editing-cycles>
    <meta:generator>LibreOffice/7.6.2.1$Linux_X86_64 LibreOffice_project/60$Build-1</meta:generator>
    <meta:document-statistic meta:table-count="0" meta:image-count="0" meta:object-count="0" meta:page-count="2" meta:paragraph-count="14" meta:word-count="402" meta:character-count="3090" meta:non-whitespace-character-count="2705"/>
  </office:meta>
</office:document-meta>
</file>